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Verdana1"/>
    </style:style>
    <style:style style:name="T4" style:family="text">
      <style:text-properties style:font-name="Verdana1" fo:font-size="10pt"/>
    </style:style>
    <style:style style:name="T5" style:family="text">
      <style:text-properties style:font-name="Verdana1" style:text-underline-style="solid" style:text-underline-width="auto" style:text-underline-color="font-color" fo:font-weight="bold"/>
    </style:style>
    <style:style style:name="T6" style:family="text">
      <style:text-properties style:font-name="Verdana1" fo:font-size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Comic Sans MS" fo:font-size="14pt"/>
    </style:style>
    <style:style style:name="T9" style:family="text">
      <style:text-properties style:font-name="Comic Sans MS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Buffalo Wings<text:line-break/></text:span><text:span text:style-name="T4">Crystal Miller </text:span><text:span text:style-name="T3"><text:line-break/><text:line-break/>5#’s chicken wings<text:line-break/>Sauce<text:line-break/>½ cup butter (1 cube), melted<text:line-break/>½ cup + 2T hot pepper sauce<text:line-break/>2 ½ T paprika<text:line-break/>1 ¼ t salt<text:line-break/>1 ¼ t cayenne pepper<text:line-break/>¾ t pepper<text:line-break/><text:line-break/>Combine sauce mixture and reserve 1/3 cup sauce for later use. Put chicken wings in zip lock bags and evenly pour sauce over wings. Seal bag and set in fridge to marinate for a few hours or overnight. <text:line-break/><text:line-break/>**note this is a spicy dish, so if you don’t want them too spicy you can reduce the hot pepper sauce. <text:line-break/><text:line-break/>Lay marinated chicken wings in a baking pan or cookie sheet with sides. Bake at 350 for about 20 minutes. Brush wings with reserved sauce and place under broiler. Broil for about 4 to 5 minutes per side, stopping to turn and brush with more sauce. <text:line-break/><text:line-break/>Serve with celery sticks and </text:span><text:a xlink:type="simple" xlink:href="http://www.thefamilyhomestead.com/bleucheesedressing.htm" text:style-name="Internet_20_link" text:visited-style-name="Visited_20_Internet_20_Link"><text:span text:style-name="T3">bleu cheese dressing</text:span></text:a><text:span text:style-name="T3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3:10:22.02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150" meta:character-count="780"/>
  </office:meta>
</office:document-meta>
</file>